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4,262,407,01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,701,654,743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821,066,152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388,160,958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,284,528,65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,517,845,732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1,141,358,945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0,693,321,953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,535,344,283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738,626,993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,787,735,426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169,048,690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,034,111,651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567,654,493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,190,270,756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,349,258,334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194,342,849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666,222,600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519,991,326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677,394,291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455,092,582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268,301,537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361,116,58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34:23.326087773</dc:date>
    <meta:editing-duration>PT40M34S</meta:editing-duration>
    <meta:editing-cycles>19</meta:editing-cycles>
    <meta:generator>LibreOffice/7.2.6.2$Linux_X86_64 LibreOffice_project/20$Build-2</meta:generator>
    <meta:document-statistic meta:table-count="1" meta:cell-count="48" meta:object-count="0"/>
  </office:meta>
</office:document-meta>
</file>